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in" fo:text-align="center" style:justify-single-word="false" fo:orphans="2" fo:widows="2" fo:text-indent="0in" style:auto-text-indent="false"/>
    </style:style>
    <style:style style:name="P2" style:family="paragraph" style:parent-style-name="Standard">
      <style:paragraph-properties fo:margin-left="0in" fo:margin-right="0in" fo:orphans="2" fo:widows="2" fo:text-indent="0in" style:auto-text-indent="false"/>
    </style:style>
    <style:style style:name="P3" style:family="paragraph" style:parent-style-name="Standard">
      <style:paragraph-properties fo:margin-left="0in" fo:margin-right="0in" fo:orphans="2" fo:widows="2" fo:text-indent="0in" style:auto-text-indent="false"/>
      <style:text-properties officeooo:rsid="001f958e" officeooo:paragraph-rsid="001f958e"/>
    </style:style>
    <style:style style:name="T1" style:family="text">
      <style:text-properties fo:font-variant="normal" fo:text-transform="none" fo:color="#444444" style:font-name="Segoe UI" fo:font-size="9.75pt" fo:letter-spacing="normal" fo:font-style="normal" fo:font-weight="normal"/>
    </style:style>
    <style:style style:name="T2" style:family="text">
      <style:text-properties fo:font-variant="normal" fo:text-transform="none" fo:color="#444444" style:font-name="Segoe UI" fo:font-size="9.75pt" fo:letter-spacing="normal" fo:font-style="normal" fo:font-weight="bold"/>
    </style:style>
    <style:style style:name="T3" style:family="text">
      <style:text-properties fo:font-variant="normal" fo:text-transform="none" fo:color="#444444" style:font-name="Segoe UI" fo:font-size="9.75pt" fo:letter-spacing="normal" fo:font-style="normal" fo:font-weight="bold" officeooo:rsid="001f958e"/>
    </style:style>
    <style:style style:name="T4" style:family="text">
      <style:text-properties fo:font-variant="normal" fo:text-transform="none" fo:color="#444444" fo:letter-spacing="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3">İ</text:span></text:span><text:span text:style-name="Strong_20_Emphasis"><text:span text:style-name="T2">stanbul Teknik Üniversitesi Robot Olimpiyatları 201</text:span></text:span><text:span text:style-name="Strong_20_Emphasis"><text:span text:style-name="T3">9</text:span></text:span><text:span text:style-name="Strong_20_Emphasis"><text:span text:style-name="T2"> <text:line-break/>Mikro Sumo Kategorisi Kuralları</text:span></text:span></text:p>
      <text:p text:style-name="P2"><text:line-break/><text:span text:style-name="Strong_20_Emphasis"><text:span text:style-name="T2">Görev Tanımı:</text:span></text:span><text:line-break/><text:line-break/><text:span text:style-name="T4">•   </text:span><text:span text:style-name="T1">Bu kategoride robotlar, yaptıkları ikili karşılaşmalarda rakip robotu pistin dışına itmeye çalışırlar.</text:span><text:line-break/><text:line-break/><text:span text:style-name="Strong_20_Emphasis"><text:span text:style-name="T2">Başarı Kriteri:</text:span></text:span><text:line-break/><text:line-break/><text:span text:style-name="T4">•   </text:span><text:span text:style-name="T1">Bu kategoride dohyodan düşen robot kaybetmiş sayılır.</text:span><text:line-break/><text:line-break/><text:span text:style-name="Strong_20_Emphasis"><text:span text:style-name="T2">Robot Özellikleri:</text:span></text:span><text:line-break/><text:line-break/><text:span text:style-name="T1">1)   Robotların eni, boyu ve yüksekliği 5 cm’yi geçmemelidir.</text:span><text:line-break/><text:span text:style-name="T1">2)   Robotların boyutları yarışma boyunca değişmemelidir.</text:span><text:line-break/><text:span text:style-name="T1">3)   Robotların ağırlığı 100 gramı geçmemelidir.</text:span><text:line-break/><text:span text:style-name="T1">4)   Robotlarda rakip robotun yerle temasını tamamen kesecek ya da rakip robota kasıtlı olarak zarar verecek sistemler kullanılamaz.</text:span><text:line-break/><text:line-break/><text:span text:style-name="Strong_20_Emphasis"><text:span text:style-name="T2">Yarışma:</text:span></text:span><text:line-break/><text:line-break/><text:span text:style-name="T1">5)   Yarışma, robotların ikili karşılaşmaları (maç) halinde gerçekleşir. Bir maç, üç raunttan oluşur.</text:span><text:line-break/><text:span text:style-name="T1">6)   Maçların başlama zamanı geldiğinde bir dakika içinde dohyonun yanında bulunmayan robotlar yapacakları maçı hükmen 3-0 kaybederler.</text:span><text:line-break/><text:span text:style-name="T1">7)   Robotlar maçlara dohyo merkezine göre simetrik, aralarında 15 cm mesafe olacak şekilde ilk raunt birbirine paralel farklı yöne bakarak, ikinci raunt birbirine paralel aynı yöne bakarak, üçüncü raunt birbirine paralel farklı yöne bakarak başlarlar.</text:span><text:line-break/><text:span text:style-name="T1">8 )   Rauntlar arasında hakemin onay vermesi halinde en fazla 1 dakika olacak şekilde robota teknik müdahale yapılabilir. Teknik müdahale hakem nezaretinde sahada olur, müdahalede modül değişikliği yapılamaz.</text:span><text:line-break/><text:span text:style-name="T1">9)   Robotlar harekete hakemin başla komutundan 5 saniye sonra başlamalıdır. Bu kurala uymayan robotlar yapmakta oldukları maçı hükmen 3-0 kaybederler.</text:span><text:line-break/><text:span text:style-name="T1">10)   Rakip robotu dohyonun dışına iten robot raundu kazanır.</text:span><text:line-break/><text:span text:style-name="T1">11)   Yarışmacı robotunu düzgün başlatamadığı takdirde hakem maç ortasında veya kamera kayıtlarını izledikten sonra raundu tekrarlatma kararı verebilir.</text:span><text:line-break/><text:span text:style-name="T1">12)   30 saniye içinde bitmeyen rauntlar berabere bitmiş sayılır. Beraber biten raundlar tekrarlanır.</text:span><text:line-break/><text:span text:style-name="T1">13)   Aynı raundun 3 kez berabere bitmesi durumunda ilk olarak robotların ağırlığına bakılır. Hafif olan robot galip ilan edilir. Robotların ağırlıklarının eşit çıkması durumunda kazanan hakem tarafından yapılacak olan yazı-tura ile belirlenir.</text:span><text:line-break/><text:span text:style-name="T1">14)   İlk aşamada 4 takımdan oluşan grup maçları olacaktır. Her grupta ilk 2'de yer alan takımlar bir üst tura geçecektir. Üst turda maçlar eleme usulü oynanacaktır. Final grubu 4 takımdan oluşacaktır.</text:span><text:line-break/><text:span text:style-name="T1">15)   Gruplarda puan eşitliği durumunda ikili veya üçlü averaj durumuna bakılacaktır.</text:span></text:p>
      <text:p text:style-name="P3"><text:span text:style-name="T1">16) <text:s text:c="2"/>Her yarışmacı ve robotuna QR kod verilecektir. Yarışmacının yarışabilmesi için kendi QR kodu ile robotundaki QR kodun eşleşmesi gerekmektedir. Aksi taktirde yarışmacı yarışma hakkını kaybedecek, rakibi hükmen 3-0 galip sayılacaktı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 svg:font-family="'Segoe UI',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5T20:18:28.624085316</meta:creation-date>
    <dc:date>2018-11-05T20:20:50.946246734</dc:date>
    <meta:editing-duration>PT2M23S</meta:editing-duration>
    <meta:editing-cycles>1</meta:editing-cycles>
    <meta:generator>LibreOffice/5.1.6.2$Linux_X86_64 LibreOffice_project/10m0$Build-2</meta:generator>
    <meta:document-statistic meta:table-count="0" meta:image-count="0" meta:object-count="0" meta:page-count="1" meta:paragraph-count="3" meta:word-count="335" meta:character-count="2558" meta:non-whitespace-character-count="2181"/>
  </office:meta>
</office:document-meta>
</file>